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ooleanPropertyConverter.marshal( Object obj , HierarchicalStreamWriter writer , MarshallingContext arg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PropertyConverter.get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ooleanPropertyConverter.unmarshal( HierarchicalStreamReader reader , UnmarshallingContext arg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ooleanPropertyConverter.canConvert( Class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